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weight="bold" officeooo:rsid="0010cbac" officeooo:paragraph-rsid="0010cbac" style:font-weight-asian="bold" style:font-weight-complex="bold"/>
    </style:style>
    <style:style style:name="P2" style:family="paragraph" style:parent-style-name="Text_20_body" style:list-style-name="L2">
      <style:text-properties fo:font-weight="bold" officeooo:rsid="0010cbac" officeooo:paragraph-rsid="0012457c" style:font-weight-asian="bold" style:font-weight-complex="bold"/>
    </style:style>
    <style:style style:name="P3" style:family="paragraph" style:parent-style-name="Text_20_body" style:list-style-name="L1">
      <style:text-properties fo:font-weight="normal" officeooo:rsid="0012b890" officeooo:paragraph-rsid="001c33b2" style:font-weight-asian="normal" style:font-weight-complex="normal"/>
    </style:style>
    <style:style style:name="P4" style:family="paragraph" style:parent-style-name="Text_20_body" style:list-style-name="L2">
      <style:text-properties fo:font-weight="normal" officeooo:rsid="00201eb7" officeooo:paragraph-rsid="003202e7" style:font-weight-asian="normal" style:font-weight-complex="normal"/>
    </style:style>
    <style:style style:name="T1" style:family="text">
      <style:text-properties officeooo:rsid="0012457c"/>
    </style:style>
    <style:style style:name="T2" style:family="text">
      <style:text-properties officeooo:rsid="0016afde"/>
    </style:style>
    <style:style style:name="T3" style:family="text">
      <style:text-properties officeooo:rsid="001870d3"/>
    </style:style>
    <style:style style:name="T4" style:family="text">
      <style:text-properties officeooo:rsid="001c33b2"/>
    </style:style>
    <style:style style:name="T5" style:family="text">
      <style:text-properties officeooo:rsid="001db6ba"/>
    </style:style>
    <style:style style:name="T6" style:family="text">
      <style:text-properties officeooo:rsid="001ead36"/>
    </style:style>
    <style:style style:name="T7" style:family="text">
      <style:text-properties officeooo:rsid="001ed96b"/>
    </style:style>
    <style:style style:name="T8" style:family="text">
      <style:text-properties officeooo:rsid="0021a7cc"/>
    </style:style>
    <style:style style:name="T9" style:family="text">
      <style:text-properties officeooo:rsid="0023309c"/>
    </style:style>
    <style:style style:name="T10" style:family="text">
      <style:text-properties officeooo:rsid="00235db7"/>
    </style:style>
    <style:style style:name="T11" style:family="text">
      <style:text-properties officeooo:rsid="00247c82"/>
    </style:style>
    <style:style style:name="T12" style:family="text">
      <style:text-properties officeooo:rsid="0028044d"/>
    </style:style>
    <style:style style:name="T13" style:family="text">
      <style:text-properties officeooo:rsid="002c6f73"/>
    </style:style>
    <style:style style:name="T14" style:family="text">
      <style:text-properties officeooo:rsid="003202e7"/>
    </style:style>
    <style:style style:name="T15" style:family="text">
      <style:text-properties officeooo:rsid="00344a35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Joshua 11:1-23</text:h>
      <text:h text:style-name="Heading_20_2" text:outline-level="2">Joshua Defeats Jabin and His Allies <text:span text:style-name="T1">(1-15)</text:span></text:h>
      <text:list xml:id="list3867278079" text:style-name="L1">
        <text:list-item>
          <text:p text:style-name="P1">THE PASSAGE GOES HERE</text:p>
        </text:list-item>
        <text:list-item>
          <text:p text:style-name="P3">A bigger consotium of armies was formed, it was large in numbers, <text:span text:style-name="T2">chariots and horses </text:span>but it was defeated. The Lord defeated it for the Israelites. <text:span text:style-name="T2">They destroyed all they were commanded to destroy and </text:span><text:span text:style-name="T3">kept some things for themselves accordingly to the commands of the Lord given to Moses. Joshua obeyed these commands and the Lord was with him and Israel.</text:span></text:p>
        </text:list-item>
        <text:list-item>
          <text:p text:style-name="P3"><text:span text:style-name="T4">When the Lord is on our side </text:span><text:span text:style-name="T13">and if we obey his commands</text:span><text:span text:style-name="T4">, we’ll conquer anything despite it’s size and </text:span><text:span text:style-name="T5">prowess. </text:span><text:span text:style-name="T6">The Lord is mightier than all. </text:span><text:span text:style-name="T7">I choose the Lords side forever, it’s the winning side for eternity.</text:span></text:p>
        </text:list-item>
      </text:list>
      <text:h text:style-name="Heading_20_2" text:outline-level="2">The Territory Taken by Joshua <text:span text:style-name="T1">(16-23)</text:span></text:h>
      <text:list xml:id="list1974768395" text:style-name="L2">
        <text:list-item>
          <text:p text:style-name="P2">THE PASSAGE GOES HERE</text:p>
        </text:list-item>
        <text:list-item>
          <text:p text:style-name="P4">Joshua <text:span text:style-name="T8">captured territories and div</text:span><text:span text:style-name="T9">i</text:span><text:span text:style-name="T8">ded them among the tribes of Israel. </text:span><text:span text:style-name="T10">The Lord made the enemies determined to fight the Israelites so that they would be defeated mercilessly. </text:span><text:span text:style-name="T11">They even defeated giants in some territories.</text:span></text:p>
        </text:list-item>
        <text:list-item>
          <text:p text:style-name="P4"><text:span text:style-name="T12">We see the hand of the Lord, they went from war to war and won without tiring. </text:span><text:span text:style-name="T14">The Lord can even control the enemies, </text:span><text:span text:style-name="T15">he is the creator of all thing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W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08:50:13.087606079</meta:creation-date>
    <dc:date>2022-06-25T09:14:55.635061500</dc:date>
    <meta:editing-duration>PT24M33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96" meta:character-count="1082" meta:non-whitespace-character-count="901"/>
  </office:meta>
</office:document-meta>
</file>